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line-height="150%"/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ML 1020 Essay #1</text:p>
      <text:p text:style-name="Standard"/>
      <text:p text:style-name="Standard">Hadoop Architecture</text:p>
      <text:p text:style-name="Standard"/>
      <text:p text:style-name="P1">Explain the Hadoop architecture. Describe its components. What is the role of MapReduce? Among the many packages, describe the functioning of Apache Spark</text:p>
      <text:p text:style-name="P1"/>
      <text:p text:style-name="P2">Hadoop stands for High Availability Distributed Object-Oriented Platform. </text:p>
      <text:p text:style-name="Standard"/>
      <text:p text:style-name="Standard">MapReduce</text:p>
      <text:p text:style-name="Standard"/>
      <text:p text:style-name="Standard">MapReduce is the function that breaks a task up into smaller parts, distributes the parts across available hardware, and then merges the partial results into a re-unified whole.</text:p>
      <text:p text:style-name="Standard"/>
      <text:p text:style-name="Standard">Apache Spark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 Gray</meta:initial-creator>
    <meta:creation-date>2020-02-04T16:47:04.17</meta:creation-date>
    <dc:date>2020-02-06T17:22:24.79</dc:date>
    <dc:creator>Pete Gray</dc:creator>
    <meta:editing-duration>PT5M2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7" meta:word-count="68" meta:character-count="463"/>
  </office:meta>
</office:document-meta>
</file>